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7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1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BR120 Zusi</text:p>
          </table:table-cell>
          <table:table-cell table:style-name="ce2" office:value-type="string" calcext:value-type="string">
            <text:p>FHD Führerbemsventilanlage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tufe</text:p>
          </table:table-cell>
          <table:table-cell/>
          <table:table-cell table:style-name="Default" office:value-type="string" calcext:value-type="string">
            <text:p>Pneumatik</text:p>
          </table:table-cell>
          <table:table-cell/>
          <table:table-cell table:style-name="Default" office:value-type="string" calcext:value-type="string">
            <text:p>Elektri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nellbremsstellung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r</text:p>
          </table:table-cell>
          <table:table-cell table:style-name="ce1"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llbremsstellung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bar</text:p>
          </table:table-cell>
          <table:table-cell table:style-name="ce1"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emsstellung 7</text:p>
          </table:table-cell>
          <table:table-cell table:formula="of:=[.C5]+([.C$13]-[.C$5])/8" office:value-type="float" office:value="3.6" calcext:value-type="float">
            <text:p>3,60</text:p>
          </table:table-cell>
          <table:table-cell office:value-type="string" calcext:value-type="string">
            <text:p>bar</text:p>
          </table:table-cell>
          <table:table-cell table:style-name="ce1"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emsstellung 6</text:p>
          </table:table-cell>
          <table:table-cell table:formula="of:=[.C6]+([.C$13]-[.C$5])/8" office:value-type="float" office:value="3.8" calcext:value-type="float">
            <text:p>3,80</text:p>
          </table:table-cell>
          <table:table-cell office:value-type="string" calcext:value-type="string">
            <text:p>bar</text:p>
          </table:table-cell>
          <table:table-cell table:style-name="ce1" table:formula="of:=ROUND([.E6]-1/7;3)" office:value-type="float" office:value="0.857" calcext:value-type="float">
            <text:p>0,8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msstellung 5</text:p>
          </table:table-cell>
          <table:table-cell table:formula="of:=[.C7]+([.C$13]-[.C$5])/8" office:value-type="float" office:value="4" calcext:value-type="float">
            <text:p>4,00</text:p>
          </table:table-cell>
          <table:table-cell office:value-type="string" calcext:value-type="string">
            <text:p>bar</text:p>
          </table:table-cell>
          <table:table-cell table:style-name="ce1" table:formula="of:=ROUND([.E7]-1/7;3)" office:value-type="float" office:value="0.714" calcext:value-type="float">
            <text:p>0,7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msstellung 4</text:p>
          </table:table-cell>
          <table:table-cell table:formula="of:=[.C8]+([.C$13]-[.C$5])/8" office:value-type="float" office:value="4.2" calcext:value-type="float">
            <text:p>4,20</text:p>
          </table:table-cell>
          <table:table-cell office:value-type="string" calcext:value-type="string">
            <text:p>bar</text:p>
          </table:table-cell>
          <table:table-cell table:style-name="ce1" table:formula="of:=ROUND([.E8]-1/7;3)" office:value-type="float" office:value="0.571" calcext:value-type="float">
            <text:p>0,5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msstellung 3</text:p>
          </table:table-cell>
          <table:table-cell table:formula="of:=[.C9]+([.C$13]-[.C$5])/8" office:value-type="float" office:value="4.4" calcext:value-type="float">
            <text:p>4,40</text:p>
          </table:table-cell>
          <table:table-cell office:value-type="string" calcext:value-type="string">
            <text:p>bar</text:p>
          </table:table-cell>
          <table:table-cell table:style-name="ce1" table:formula="of:=ROUND([.E9]-1/7;3)" office:value-type="float" office:value="0.428" calcext:value-type="float">
            <text:p>0,4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msstellung 2</text:p>
          </table:table-cell>
          <table:table-cell table:formula="of:=[.C10]+([.C$13]-[.C$5])/8" office:value-type="float" office:value="4.6" calcext:value-type="float">
            <text:p>4,60</text:p>
          </table:table-cell>
          <table:table-cell office:value-type="string" calcext:value-type="string">
            <text:p>bar</text:p>
          </table:table-cell>
          <table:table-cell table:style-name="ce1" table:formula="of:=ROUND([.E10]-1/7;3)" office:value-type="float" office:value="0.285" calcext:value-type="float">
            <text:p>0,2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msstellung 1</text:p>
          </table:table-cell>
          <table:table-cell table:formula="of:=[.C11]+([.C$13]-[.C$5])/8" office:value-type="float" office:value="4.8" calcext:value-type="float">
            <text:p>4,80</text:p>
          </table:table-cell>
          <table:table-cell office:value-type="string" calcext:value-type="string">
            <text:p>bar</text:p>
          </table:table-cell>
          <table:table-cell table:style-name="ce1" table:formula="of:=ROUND([.E11]-1/7;3)" office:value-type="float" office:value="0.142" calcext:value-type="float">
            <text:p>0,1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hrtstellung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</text:p>
          </table:table-cell>
          <table:table-cell table:style-name="ce1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üllstoß</text:p>
          </table:table-cell>
          <table:table-cell table:style-name="Default" office:value-type="string" calcext:value-type="string">
            <text:p>Füllstoß</text:p>
          </table:table-cell>
          <table:table-cell/>
          <table:table-cell table:style-name="ce1" office:value-type="float" office:value="0" calcext:value-type="float">
            <text:p>0,0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aximaler Zeitbehälterdruck FHD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eitbehälter 0 bar entspricht HL</text:p>
          </table:table-cell>
          <table:table-cell office:value-type="float" office:value="5.7" calcext:value-type="float">
            <text:p>5,70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spricht für D2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fen Zeitbehälteranzeig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r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2"/>
          <table:table-cell table:formula="of:=[.C19]+[.C$24]/5" office:value-type="float" office:value="0.14" calcext:value-type="float">
            <text:p>0,14</text:p>
          </table:table-cell>
          <table:table-cell office:value-type="string" calcext:value-type="string">
            <text:p>bar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2"/>
          <table:table-cell table:formula="of:=[.C20]+[.C$24]/5" office:value-type="float" office:value="0.28" calcext:value-type="float">
            <text:p>0,28</text:p>
          </table:table-cell>
          <table:table-cell office:value-type="string" calcext:value-type="string">
            <text:p>bar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2"/>
          <table:table-cell table:formula="of:=[.C21]+[.C$24]/5" office:value-type="float" office:value="0.42" calcext:value-type="float">
            <text:p>0,42</text:p>
          </table:table-cell>
          <table:table-cell office:value-type="string" calcext:value-type="string">
            <text:p>bar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2"/>
          <table:table-cell table:formula="of:=[.C22]+[.C$24]/5" office:value-type="float" office:value="0.56" calcext:value-type="float">
            <text:p>0,56</text:p>
          </table:table-cell>
          <table:table-cell office:value-type="string" calcext:value-type="string">
            <text:p>bar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,70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hebung HL-Druck nach Betriebsbrems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hebung HL-Druck nach Schnellbremse</text:p>
          </table:table-cell>
          <table:table-cell/>
          <table:table-cell office:value-type="float" office:value="0.3" calcext:value-type="float">
            <text:p>0,30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2T15:28:13.182000000</dc:date>
    <meta:editing-duration>PT12M11S</meta:editing-duration>
    <meta:editing-cycles>3</meta:editing-cycles>
    <meta:generator>LibreOffice/7.3.4.2$Windows_X86_64 LibreOffice_project/728fec16bd5f605073805c3c9e7c4212a0120dc5</meta:generator>
    <meta:document-statistic meta:table-count="1" meta:cell-count="99" meta:object-count="0"/>
  </office:meta>
</office:document-meta>
</file>